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d33ca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0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</style:style>
    <style:style style:name="P41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8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3156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9">213</text:span>) <text:span text:style-name="T39">479-0790</text:span> <text:s/><text:span text:style-name="T22">•</text:span><text:span text:style-name="T23"> </text:span><text:s/><text:a xlink:type="simple" xlink:href="mailto:GREG.SANDELL@GMAIL.COM" text:style-name="Internet_20_link">GREG.SANDELL@GMAIL.COM</text:a> <text:s/><text:span text:style-name="T22">•</text:span><text:span text:style-name="T23"> </text:span><text:s/><text:span text:style-name="T36">Portfolio/</text:span><text:span text:style-name="T37">c</text:span><text:span text:style-name="T36">ode: </text:span><text:a xlink:type="simple" xlink:href="http://gregsandell.com/" text:style-name="Internet_20_link"><text:span text:style-name="T36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1</text:span><text:span text:style-name="T25">8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test coverage.</text:span></text:p>
      <text:p text:style-name="P18"><text:span text:style-name="T26">T</text:span><text:span text:style-name="T25">echnology stack </text:span><text:span text:style-name="T26">(</text:span><text:span text:style-name="T25">ordered roughly by recency and strength</text:span><text:span text:style-name="T26">)</text:span><text:span text:style-name="T25">: <text:s/>Angular 1.</text:span><text:span text:style-name="T35">2</text:span><text:span text:style-name="T25">, </text:span><text:span text:style-name="T32">React 15, </text:span><text:span text:style-name="T26">Javascript, </text:span><text:span text:style-name="T30">nodeJS, </text:span><text:span text:style-name="T25">Git, Mocha/Sinon/Chai, Advanced Rest Client, </text:span><text:span text:style-name="T26">WebStorm 11.0.3, Rally, </text:span><text:span text:style-name="T30">Jenkins, </text:span><text:span text:style-name="T34">Travis, </text:span><text:span text:style-name="T33">SASS</text:span><text:span text:style-name="T30">, </text:span><text:span text:style-name="T35">Vagrant</text:span><text:span text:style-name="T30">, </text:span><text:span text:style-name="T26">Nexus, </text:span><text:span text:style-name="T27">Bootstrap, </text:span><text:span text:style-name="T25">ExtJS 4.0.7, </text:span><text:span text:style-name="T26">Jasmine 2.3, Fisheye/Crucible, Eclipse 4.4/Luna, jMeter 2.13, Oracle, jQuery, jQuery Mobile, Maven 4, </text:span><text:span text:style-name="T30">HTML5, CSS3, </text:span><text:span text:style-name="T26">Tomcat 6, GlassFish 3.1.2, JEE 6, JSP, Artifactory, </text:span><text:span text:style-name="T28">mysql, SQL Server.</text:span></text:p>
      <text:h text:style-name="P5" text:outline-level="1">Experience</text:h>
      <text:h text:style-name="P14" text:outline-level="2"><text:span text:style-name="T40">APR 2016</text:span> - <text:span text:style-name="T40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2581438466368487863" text:style-name="L1">
        <text:list-item>
          <text:p text:style-name="P41">Developer for hosted web application <text:span text:style-name="T40">auction.com,</text:span> a<text:span text:style-name="T40">n online tool for Real Estate auctions</text:span></text:p>
        </text:list-item>
        <text:list-item>
          <text:p text:style-name="P22">Wrote <text:span text:style-name="T38">presentation layer and </text:span>application logic in <text:span text:style-name="T38">AngularJS/React/ES6 Javascript &amp; Python</text:span></text:p>
        </text:list-item>
        <text:list-item>
          <text:p text:style-name="P30">Built apps in using tools: <text:s/>nodeJS, Webpack, npm, nvm</text:p>
        </text:list-item>
        <text:list-item>
          <text:p text:style-name="P38">Wrote demo with demographic maps for commercial Real Estate using Esri's ArcGIS javascript API</text:p>
        </text:list-item>
        <text:list-item>
          <text:p text:style-name="P31">Virtualization of Windows &amp; Linux on OSX with Vagrant, VirtualBox, <text:span text:style-name="T41">and </text:span>Docker </text:p>
        </text:list-item>
        <text:list-item>
          <text:p text:style-name="P32">Wrote <text:span text:style-name="T40">selenium </text:span>tests for AngularJS <text:span text:style-name="T40">and React component using Nightwatch library</text:span></text:p>
        </text:list-item>
        <text:list-item>
          <text:p text:style-name="P30">Added Omniture tracking to applications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4">Tooling &amp; Collaboration: <text:s/>eslint, Git, SourceTree, Jenkins, WebStorm, <text:span text:style-name="T40">Slack, Jira, Confluence</text:span></text:p>
        </text:list-item>
        <text:list-item>
          <text:p text:style-name="P36">Frequent travel to Belmont, CA office</text:p>
        </text:list-item>
      </text:list>
      <text:h text:style-name="P14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92950422543948" text:continue-numbering="true" text:style-name="L1">
        <text:list-item>
          <text:p text:style-name="P42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3">Wrote <text:span text:style-name="T38">presentation layer and </text:span>application logic in <text:span text:style-name="T38">AngularJS/Javascript</text:span></text:p>
        </text:list-item>
        <text:list-item>
          <text:p text:style-name="P33">Wrote tests for AngularJS controllers, views, directives and services in Mocha Sinon Chai</text:p>
        </text:list-item>
        <text:list-item>
          <text:p text:style-name="P33">Collaborated with Back End team on design and troubleshooting of REST/JSON-based services</text:p>
        </text:list-item>
        <text:list-item>
          <text:p text:style-name="P35">API Blueprint to mock REST services for local development</text:p>
        </text:list-item>
        <text:list-item>
          <text:p text:style-name="P35">AngularJS libs: <text:s/>angular-ui-router, angular-translate, angular-bootstrap, ng-infinite-scroll</text:p>
        </text:list-item>
        <text:list-item>
          <text:p text:style-name="P35">Tooling &amp; Collaboration: <text:s/>eslint, Git, SourceTree, Jenkins, WebStorm, Hangouts, Lync, Flowdock</text:p>
        </text:list-item>
        <text:list-item>
          <text:p text:style-name="P37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92950442996142" text:continue-numbering="true" text:style-name="L1">
        <text:list-item>
          <text:p text:style-name="P43">Developer for hosted web application 'Compass', a CRM platform for Recruiters.</text:p>
        </text:list-item>
        <text:list-item>
          <text:p text:style-name="P24">Wrote application logic in Javascript, ExtJS, Ajax/JSON programming.</text:p>
        </text:list-item>
        <text:list-item>
          <text:p text:style-name="P24">Created forms, panels, grids and other UI widgets from ExtJS components</text:p>
        </text:list-item>
        <text:list-item>
          <text:p text:style-name="P24">Stress-tested app with jMeter, 5-250 concurrent users.</text:p>
        </text:list-item>
        <text:list-item>
          <text:p text:style-name="P24"><text:soft-page-break/>Wrote Jasmine unit tests for project’s custom ExtJS components</text:p>
        </text:list-item>
      </text:list>
      <text:h text:style-name="P12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6703155500825891613" text:style-name="L2">
        <text:list-item>
          <text:p text:style-name="P44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1">Shop Your Way</text:span> loyalty card into the mobile experience.</text:p>
        </text:list-item>
        <text:list-item>
          <text:p text:style-name="P25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7523142553284705153" text:style-name="L3">
        <text:list-item>
          <text:p text:style-name="P45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1080997855041888819" text:style-name="L4">
        <text:list-item>
          <text:p text:style-name="P39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40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><text:span text:style-name="T14">http://bit.ly/1EGoNB2</text:span></text:a><text:span text:style-name="T12">)</text:span></text:p>
        </text:list-item>
        <text:list-item>
          <text:p text:style-name="P39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39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6376625657389729709" text:style-name="L5">
        <text:list-item>
          <text:p text:style-name="P47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489748687662334148" text:style-name="L6">
        <text:list-item>
          <text:p text:style-name="P48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7394119948042119282" text:style-name="L7">
        <text:list-item>
          <text:p text:style-name="P46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8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08T19:29:48.762047000</dc:date>
    <meta:editing-duration>PT13H33M38S</meta:editing-duration>
    <meta:editing-cycles>22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84" meta:word-count="1016" meta:character-count="6870" meta:non-whitespace-character-count="5957"/>
  </office:meta>
</office:document-meta>
</file>